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36000000F9EFEF0873F37C598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6.236cm" fo:min-width="9.56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ffffff" draw:textarea-horizontal-align="justify" draw:textarea-vertical-align="middle" draw:auto-grow-height="false" fo:min-height="1.914cm" fo:min-width="8.001cm" draw:shadow="visible" draw:shadow-offset-x="0cm" draw:shadow-offset-y="0.212cm" draw:shadow-opacity="48%"/>
    </style:style>
    <style:style style:name="gr5" style:family="graphic" style:parent-style-name="standard">
      <style:graphic-properties draw:stroke="none" draw:fill="none" fo:min-height="0.713cm"/>
    </style:style>
    <style:style style:name="gr6" style:family="graphic" style:parent-style-name="standard">
      <style:graphic-properties draw:fill-color="#ffffff" draw:textarea-horizontal-align="justify" draw:textarea-vertical-align="middle" draw:auto-grow-height="false" fo:min-height="6.95cm" fo:min-width="17cm"/>
    </style:style>
    <style:style style:name="gr7" style:family="graphic" style:parent-style-name="objectwithoutfill">
      <style:graphic-properties svg:stroke-width="0.212cm" svg:stroke-color="#000000" draw:marker-start-width="0.518cm" draw:marker-end="Arrow" draw:marker-end-width="0.618cm" draw:fill="solid" draw:textarea-vertical-align="middle" fo:padding-top="0.231cm" fo:padding-bottom="0.231cm" fo:padding-left="0.356cm" fo:padding-right="0.356cm"/>
    </style:style>
    <style:style style:name="P1" style:family="paragraph">
      <loext:graphic-properties draw:fill-color="#ffffff"/>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5.4cm" svg:height="10cm" svg:x="1.2cm" svg:y="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6.297cm" svg:height="0.962cm" svg:x="5.803cm" svg:y="3.038cm">
          <draw:text-box>
            <text:p>Microsoft SQL Azure</text:p>
          </draw:text-box>
        </draw:frame>
        <draw:frame draw:style-name="gr3" draw:text-style-name="P3" draw:layer="layout" svg:width="18.221cm" svg:height="5.519cm" svg:x="1.101cm" svg:y="21.481cm">
          <draw:image xlink:href="Pictures/1000000000000336000000F9EFEF0873F37C5984.png" xlink:type="simple" xlink:show="embed" xlink:actuate="onLoad" loext:mime-type="image/png">
            <text:p/>
          </draw:image>
        </draw:frame>
        <draw:g>
          <draw:custom-shape draw:style-name="gr4" draw:text-style-name="P1" draw:layer="layout" svg:width="8.5cm" svg:height="4.1cm" svg:x="3.7cm" svg:y="4.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2" draw:layer="layout" svg:width="2.331cm" svg:height="0.962cm" svg:x="3.869cm" svg:y="6.1cm">
            <draw:text-box>
              <text:p>Tables</text:p>
            </draw:text-box>
          </draw:frame>
          <draw:frame draw:style-name="gr5" draw:text-style-name="P4" draw:layer="layout" svg:width="4.693cm" svg:height="0.963cm" svg:x="5.507cm" svg:y="4.937cm">
            <draw:text-box>
              <text:p>BrickMoneyDB</text:p>
            </draw:text-box>
          </draw:frame>
          <draw:frame draw:style-name="gr2" draw:text-style-name="P2" draw:layer="layout" svg:width="3.177cm" svg:height="1.673cm" svg:x="6.5cm" svg:y="6.2cm">
            <draw:text-box>
              <text:p>LegoSets</text:p>
              <text:p>Images</text:p>
            </draw:text-box>
          </draw:frame>
        </draw:g>
        <draw:custom-shape draw:style-name="gr6" draw:text-style-name="P1" draw:layer="layout" svg:width="17.5cm" svg:height="7.2cm" svg:x="1.5cm" svg:y="13.5cm">
          <text:p/>
          <draw:enhanced-geometry svg:viewBox="0 0 21600 21600" draw:type="rectangle" draw:enhanced-path="M 0 0 L 21600 0 21600 21600 0 21600 0 0 Z N"/>
        </draw:custom-shape>
        <draw:g>
          <draw:custom-shape draw:style-name="gr4" draw:text-style-name="P1" draw:layer="layout" svg:width="8.5cm" svg:height="4.1cm" svg:x="4.4cm" svg:y="1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2" draw:layer="layout" svg:width="2.331cm" svg:height="0.962cm" svg:x="4.569cm" svg:y="16.7cm">
            <draw:text-box>
              <text:p>Tables</text:p>
            </draw:text-box>
          </draw:frame>
          <draw:frame draw:style-name="gr5" draw:text-style-name="P4" draw:layer="layout" svg:width="4.693cm" svg:height="0.963cm" svg:x="6.207cm" svg:y="15.537cm">
            <draw:text-box>
              <text:p>BrickMoneyDB</text:p>
            </draw:text-box>
          </draw:frame>
          <draw:frame draw:style-name="gr2" draw:text-style-name="P2" draw:layer="layout" svg:width="3.177cm" svg:height="1.673cm" svg:x="7.2cm" svg:y="16.8cm">
            <draw:text-box>
              <text:p>LegoSets</text:p>
              <text:p>Images</text:p>
            </draw:text-box>
          </draw:frame>
        </draw:g>
        <draw:frame draw:style-name="gr2" draw:text-style-name="P2" draw:layer="layout" svg:width="1.383cm" svg:height="0.962cm" svg:x="2cm" svg:y="14.1cm">
          <draw:text-box>
            <text:p>PC</text:p>
          </draw:text-box>
        </draw:frame>
        <draw:line draw:style-name="gr7" draw:text-style-name="P5" draw:layer="layout" svg:x1="8.1cm" svg:y1="8.9cm" svg:x2="8.1cm" svg:y2="15.4cm">
          <text:p/>
        </draw:line>
        <draw:frame draw:style-name="gr2" draw:text-style-name="P2" draw:layer="layout" svg:width="1.979cm" svg:height="0.962cm" svg:x="12.06cm" svg:y="15cm">
          <draw:text-box>
            <text:p>Copy</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1-17T20:29:50.771000000</meta:creation-date>
    <dc:date>2020-11-17T20:46:33.268000000</dc:date>
    <meta:editing-duration>PT6M21S</meta:editing-duration>
    <meta:editing-cycles>2</meta:editing-cycles>
    <meta:generator>LibreOffice/6.2.2.2$Windows_X86_64 LibreOffice_project/2b840030fec2aae0fd2658d8d4f9548af4e3518d</meta:generator>
    <meta:document-statistic meta:object-count="17"/>
  </office:meta>
</office:document-meta>
</file>